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8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cm" svg:height="1.05cm" svg:x="1.3cm" svg:y="9.7cm">
          <draw:text-box>
            <text:p>Is</text:p>
          </draw:text-box>
        </draw:frame>
        <draw:frame draw:style-name="gr1" draw:layer="layout" svg:width="1.5cm" svg:height="1.05cm" svg:x="2.3cm" svg:y="9.7cm">
          <draw:text-box>
            <text:p>this</text:p>
          </draw:text-box>
        </draw:frame>
        <draw:frame draw:style-name="gr1" draw:layer="layout" svg:width="2.9cm" svg:height="1.05cm" svg:x="3.8cm" svg:y="9.7cm">
          <draw:text-box>
            <text:p>example</text:p>
          </draw:text-box>
        </draw:frame>
        <draw:frame draw:style-name="gr1" draw:layer="layout" svg:width="2cm" svg:height="1.05cm" svg:x="6.7cm" svg:y="9.7cm">
          <draw:text-box>
            <text:p>more</text:p>
          </draw:text-box>
        </draw:frame>
        <draw:frame draw:style-name="gr1" draw:layer="layout" svg:width="3.9cm" svg:height="1.05cm" svg:x="8.7cm" svg:y="9.7cm">
          <draw:text-box>
            <text:p>complicated</text:p>
          </draw:text-box>
        </draw:frame>
        <draw:frame draw:style-name="gr1" draw:layer="layout" svg:width="1.9cm" svg:height="1.05cm" svg:x="12.6cm" svg:y="9.7cm">
          <draw:text-box>
            <text:p>than</text:p>
          </draw:text-box>
        </draw:frame>
        <draw:frame draw:style-name="gr1" draw:layer="layout" svg:width="1cm" svg:height="1.05cm" svg:x="14.5cm" svg:y="9.7cm">
          <draw:text-box>
            <text:p>it</text:p>
          </draw:text-box>
        </draw:frame>
        <draw:frame draw:style-name="gr1" draw:layer="layout" svg:width="2.8cm" svg:height="1.05cm" svg:x="15.5cm" svg:y="9.7cm">
          <draw:text-box>
            <text:p>appears</text:p>
          </draw:text-box>
        </draw:frame>
        <draw:frame draw:style-name="gr1" draw:layer="layout" svg:width="1.1cm" svg:height="1.05cm" svg:x="18.3cm" svg:y="9.7cm">
          <draw:text-box>
            <text:p>to</text:p>
          </draw:text-box>
        </draw:frame>
        <draw:frame draw:style-name="gr1" draw:layer="layout" svg:width="1.3cm" svg:height="1.05cm" svg:x="19.4cm" svg:y="9.7cm">
          <draw:text-box>
            <text:p>be</text:p>
          </draw:text-box>
        </draw:frame>
        <draw:frame draw:style-name="gr1" draw:layer="layout" svg:width="14.2cm" svg:height="1.05cm" svg:x="1.3cm" svg:y="10.75cm">
          <draw:text-box>
            <text:p/>
          </draw:text-box>
        </draw:frame>
        <draw:frame draw:style-name="gr1" draw:layer="layout" svg:width="3.9cm" svg:height="1.05cm" svg:x="15.5cm" svg:y="10.75cm">
          <draw:text-box>
            <text:p>Uhm</text:p>
          </draw:text-box>
        </draw:frame>
        <draw:frame draw:style-name="gr1" draw:layer="layout" svg:width="1.6cm" svg:height="1.05cm" svg:x="20.7cm" svg:y="9.7cm">
          <draw:text-box>
            <text:p/>
          </draw:text-box>
        </draw:frame>
        <draw:frame draw:style-name="gr1" draw:layer="layout" svg:width="1.3cm" svg:height="1.05cm" svg:x="19.4cm" svg:y="10.75cm">
          <draw:text-box>
            <text:p>oh</text:p>
          </draw:text-box>
        </draw:frame>
        <draw:frame draw:style-name="gr1" draw:layer="layout" svg:width="1.6cm" svg:height="1.05cm" svg:x="20.7cm" svg:y="10.75cm">
          <draw:text-box>
            <text:p>yes</text:p>
          </draw:text-box>
        </draw:frame>
        <draw:line draw:style-name="gr2" draw:text-style-name="P1" draw:layer="layout" svg:x1="2.3cm" svg:y1="9.7cm" svg:x2="2.3cm" svg:y2="9cm">
          <text:p/>
        </draw:line>
        <draw:frame draw:style-name="gr3" draw:layer="layout" svg:width="0.9cm" svg:height="0.962cm" svg:x="1.9cm" svg:y="8.3cm">
          <draw:text-box>
            <text:p>1</text:p>
          </draw:text-box>
        </draw:frame>
        <draw:line draw:style-name="gr2" draw:text-style-name="P1" draw:layer="layout" svg:x1="3.8cm" svg:y1="9.7cm" svg:x2="3.8cm" svg:y2="9cm">
          <text:p/>
        </draw:line>
        <draw:frame draw:style-name="gr3" draw:layer="layout" svg:width="0.9cm" svg:height="0.962cm" svg:x="3.4cm" svg:y="8.3cm">
          <draw:text-box>
            <text:p>2</text:p>
          </draw:text-box>
        </draw:frame>
        <draw:line draw:style-name="gr2" draw:text-style-name="P1" draw:layer="layout" svg:x1="6.7cm" svg:y1="9.7cm" svg:x2="6.7cm" svg:y2="9cm">
          <text:p/>
        </draw:line>
        <draw:frame draw:style-name="gr3" draw:layer="layout" svg:width="0.9cm" svg:height="0.962cm" svg:x="6.3cm" svg:y="8.3cm">
          <draw:text-box>
            <text:p>3</text:p>
          </draw:text-box>
        </draw:frame>
        <draw:line draw:style-name="gr2" draw:text-style-name="P1" draw:layer="layout" svg:x1="8.7cm" svg:y1="9.7cm" svg:x2="8.7cm" svg:y2="9cm">
          <text:p/>
        </draw:line>
        <draw:frame draw:style-name="gr3" draw:layer="layout" svg:width="0.9cm" svg:height="0.962cm" svg:x="8.3cm" svg:y="8.3cm">
          <draw:text-box>
            <text:p>4</text:p>
          </draw:text-box>
        </draw:frame>
        <draw:line draw:style-name="gr2" draw:text-style-name="P1" draw:layer="layout" svg:x1="12.6cm" svg:y1="9.7cm" svg:x2="12.6cm" svg:y2="9cm">
          <text:p/>
        </draw:line>
        <draw:frame draw:style-name="gr3" draw:layer="layout" svg:width="0.9cm" svg:height="0.962cm" svg:x="12.2cm" svg:y="8.3cm">
          <draw:text-box>
            <text:p>4</text:p>
          </draw:text-box>
        </draw:frame>
        <draw:line draw:style-name="gr2" draw:text-style-name="P1" draw:layer="layout" svg:x1="1.3cm" svg:y1="9.7cm" svg:x2="1.3cm" svg:y2="9cm">
          <text:p/>
        </draw:line>
        <draw:frame draw:style-name="gr3" draw:layer="layout" svg:width="0.9cm" svg:height="0.962cm" svg:x="0.9cm" svg:y="8.3cm">
          <draw:text-box>
            <text:p>0</text:p>
          </draw:text-box>
        </draw:frame>
        <draw:line draw:style-name="gr2" draw:text-style-name="P1" draw:layer="layout" svg:x1="14.5cm" svg:y1="9.7cm" svg:x2="14.5cm" svg:y2="9cm">
          <text:p/>
        </draw:line>
        <draw:frame draw:style-name="gr3" draw:layer="layout" svg:width="0.9cm" svg:height="0.962cm" svg:x="14.1cm" svg:y="8.3cm">
          <draw:text-box>
            <text:p>5</text:p>
          </draw:text-box>
        </draw:frame>
        <draw:line draw:style-name="gr2" draw:text-style-name="P1" draw:layer="layout" svg:x1="15.5cm" svg:y1="9.7cm" svg:x2="15.5cm" svg:y2="9cm">
          <text:p/>
        </draw:line>
        <draw:frame draw:style-name="gr3" draw:layer="layout" svg:width="0.9cm" svg:height="0.962cm" svg:x="15.1cm" svg:y="8.3cm">
          <draw:text-box>
            <text:p>6</text:p>
          </draw:text-box>
        </draw:frame>
        <draw:line draw:style-name="gr2" draw:text-style-name="P1" draw:layer="layout" svg:x1="18.3cm" svg:y1="9.7cm" svg:x2="18.3cm" svg:y2="9cm">
          <text:p/>
        </draw:line>
        <draw:frame draw:style-name="gr3" draw:layer="layout" svg:width="0.9cm" svg:height="0.962cm" svg:x="17.9cm" svg:y="8.3cm">
          <draw:text-box>
            <text:p>7</text:p>
          </draw:text-box>
        </draw:frame>
        <draw:line draw:style-name="gr2" draw:text-style-name="P1" draw:layer="layout" svg:x1="19.4cm" svg:y1="9.7cm" svg:x2="19.4cm" svg:y2="9cm">
          <text:p/>
        </draw:line>
        <draw:frame draw:style-name="gr3" draw:layer="layout" svg:width="0.9cm" svg:height="0.962cm" svg:x="19cm" svg:y="8.3cm">
          <draw:text-box>
            <text:p>8</text:p>
          </draw:text-box>
        </draw:frame>
        <draw:line draw:style-name="gr2" draw:text-style-name="P1" draw:layer="layout" svg:x1="20.7cm" svg:y1="9.7cm" svg:x2="20.7cm" svg:y2="9cm">
          <text:p/>
        </draw:line>
        <draw:frame draw:style-name="gr3" draw:layer="layout" svg:width="0.9cm" svg:height="0.962cm" svg:x="20.3cm" svg:y="8.3cm">
          <draw:text-box>
            <text:p>9</text:p>
          </draw:text-box>
        </draw:frame>
        <draw:line draw:style-name="gr2" draw:text-style-name="P1" draw:layer="layout" svg:x1="22.3cm" svg:y1="9.7cm" svg:x2="22.3cm" svg:y2="9cm">
          <text:p/>
        </draw:line>
        <draw:frame draw:style-name="gr3" draw:layer="layout" svg:width="1.6cm" svg:height="0.962cm" svg:x="21.7cm" svg:y="8.3cm">
          <draw:text-box>
            <text:p>10</text:p>
          </draw:text-box>
        </draw:frame>
        <draw:custom-shape draw:style-name="gr4" draw:text-style-name="P1" draw:layer="layout" svg:width="21cm" svg:height="2.1cm" svg:x="1.3cm" svg:y="9.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4cm" svg:height="1.05cm" svg:x="-0.3cm" svg:y="8.3cm">
          <draw:text-box>
            <text:p>tml</text:p>
          </draw:text-box>
        </draw:frame>
        <draw:frame draw:style-name="gr5" draw:layer="layout" svg:width="1.9cm" svg:height="1.05cm" svg:x="-0.7cm" svg:y="9.7cm">
          <draw:text-box>
            <text:p>spk1</text:p>
          </draw:text-box>
        </draw:frame>
        <draw:frame draw:style-name="gr5" draw:layer="layout" svg:width="1.9cm" svg:height="1.05cm" svg:x="-0.7cm" svg:y="10.7cm">
          <draw:text-box>
            <text:p>spk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Zipser</meta:initial-creator>
    <meta:creation-date>2014-10-31T22:33:27.737815150</meta:creation-date>
    <dc:date>2014-10-31T22:42:35.772581020</dc:date>
    <dc:creator>Florian Zipser</dc:creator>
    <meta:editing-duration>P0D</meta:editing-duration>
    <meta:editing-cycles>1</meta:editing-cycles>
    <meta:document-statistic meta:object-count="43"/>
    <meta:generator>LibreOffice/4.1.3.2$Linux_X86_64 LibreOffice_project/410m0$Build-2</meta:generator>
  </office:meta>
</office:document-meta>
</file>